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3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2" table:number-rows-repeated="5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2" table:number-rows-repeated="6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2" table:number-rows-repeated="11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 table:number-rows-repeated="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2" table:number-rows-repeated="27">
          <table:table-cell table:style-name="ce24" table:number-columns-repeated="3"/>
          <table:table-cell table:number-columns-repeated="1021"/>
        </table:table-row>
        <table:table-row table:style-name="ro2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3">0000/00/00</text:date>, <text:time style:data-style-name="N2" text:time-value="20:11:26.270713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3T20:15:17.427168239</dc:date>
    <meta:creation-date>2014-12-14T08:12:00Z</meta:creation-date>
    <meta:editing-cycles>405</meta:editing-cycles>
    <meta:editing-duration>PT20H15M53S</meta:editing-duration>
    <meta:generator>LibreOffice/6.0.4.2$Linux_X86_64 LibreOffice_project/00m0$Build-2</meta:generator>
    <meta:document-statistic meta:table-count="7" meta:cell-count="1202" meta:object-count="0"/>
  </office:meta>
</office:document-meta>
</file>